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7.1cm"/>
    </style:style>
    <style:style style:name="co4" style:family="table-column">
      <style:table-column-properties fo:break-before="auto" style:column-width="1.8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 style:data-style-name="N41">
      <style:table-cell-properties fo:background-color="#ffffa6" fo:border="0.06pt solid #000000" style:vertical-align="middle"/>
    </style:style>
    <style:style style:name="ce30" style:family="table-cell" style:parent-style-name="Default">
      <style:table-cell-properties fo:background-color="#ffffa6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>
      <style:table-cell-properties fo:background-color="#ffffa6" fo:wrap-option="wrap" fo:border="0.74pt solid #000000"/>
    </style:style>
    <style:style style:name="ce18" style:family="table-cell" style:parent-style-name="Default">
      <style:table-cell-properties fo:border="0.74pt solid #000000"/>
    </style:style>
    <style:style style:name="ce23" style:family="table-cell" style:parent-style-name="Default" style:data-style-name="N41">
      <style:table-cell-properties fo:border="0.74pt solid #000000"/>
    </style:style>
    <style:style style:name="ce20" style:family="table-cell" style:parent-style-name="Default" style:data-style-name="N41"/>
    <style:style style:name="ce25" style:family="table-cell" style:parent-style-name="Default" style:data-style-name="N41">
      <style:table-cell-properties fo:border="none"/>
    </style:style>
    <style:style style:name="ce26" style:family="table-cell" style:parent-style-name="Default">
      <style:table-cell-properties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weight-complex="bold" style:font-weight-asian="bold" fo:font-weight="bold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style:use-window-font-color="true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11" style:family="text">
      <style:text-properties style:text-overline-style="none" style:text-overline-color="font-color" style:use-window-font-color="true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5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28"/>
          <table:table-cell table:style-name="ce30" office:value-type="string" calcext:value-type="string">
            <text:p>Castle (inside)</text:p>
          </table:table-cell>
          <table:table-cell table:style-name="ce30" office:value-type="string" calcext:value-type="string">
            <text:p>Park</text:p>
          </table:table-cell>
          <table:table-cell table:style-name="ce30" office:value-type="string" calcext:value-type="string">
            <text:p>Mage lab</text:p>
          </table:table-cell>
          <table:table-cell table:style-name="ce30" office:value-type="string" calcext:value-type="string">
            <text:p>Tavern</text:p>
          </table:table-cell>
          <table:table-cell table:style-name="ce30" office:value-type="string" calcext:value-type="string">
            <text:p>Forest</text:p>
          </table:table-cell>
          <table:table-cell/>
          <table:table-cell table:style-name="ce21" office:value-type="string" calcext:value-type="string">
            <text:p>Good ending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number-columns-repeated="4"/>
        </table:table-row>
        <table:table-row table:style-name="ro2">
          <table:table-cell table:style-name="ce29" office:value-type="time" office:time-value="PT08H00M00S" calcext:value-type="time">
            <text:p>08:00:00</text:p>
          </table:table-cell>
          <table:table-cell table:style-name="ce4" office:value-type="string" calcext:value-type="string">
            <text:p>Closed</text:p>
          </table:table-cell>
          <table:table-cell table:style-name="ce36" office:value-type="string" calcext:value-type="string">
            <text:p>Wait → Explanation +🕑</text:p>
          </table:table-cell>
          <table:table-cell table:number-columns-repeated="2" table:style-name="ce4" office:value-type="string" calcext:value-type="string">
            <text:p>Closed</text:p>
          </table:table-cell>
          <table:table-cell table:style-name="ce5" office:value-type="string" calcext:value-type="string">
            <text:p>Hunt → cat+🕑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J$2:.$J2])" office:value-type="time" office:time-value="PT09H10M00S" calcext:value-type="time">
            <text:p>09:1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09H00M00S" calcext:value-type="time">
            <text:p>09:00:00</text:p>
          </table:table-cell>
          <table:table-cell table:style-name="ce5" office:value-type="string" calcext:value-type="string" table:number-columns-spanned="1" table:number-rows-spanned="4">
            <text:p><text:span text:style-name="T1">Q+Jesters</text:span></text:p>
            <text:p><text:span text:style-name="T1">accuse Q (insist)→rip</text:span></text:p>
            <text:p><text:span text:style-name="T1">Accuse W → 2 proofs → W end</text:span></text:p>
            <text:p><text:span text:style-name="T2">Forest → $$$$$+🕑🕑+guards</text:span></text:p>
            <text:p><text:span text:style-name="T1">Cat → $$+🕑</text:span></text:p>
          </table:table-cell>
          <table:table-cell table:style-name="ce5" office:value-type="string" calcext:value-type="string" table:number-columns-spanned="1" table:number-rows-spanned="3">
            <text:p><text:span text:style-name="T1">Quests</text:span></text:p>
            <text:p><text:span text:style-name="T2">Seed → $$$$ if fruit</text:span></text:p>
            <text:p><text:span text:style-name="T1">Lost cat to castle → $$+🕑</text:span></text:p>
            <text:p><text:span text:style-name="T1">Clean garden → $$$+🕑🕑</text:span></text:p>
          </table:table-cell>
          <table:table-cell table:style-name="ce6" office:value-type="string" calcext:value-type="string">
            <text:p>Occupied</text:p>
          </table:table-cell>
          <table:table-cell table:style-name="ce5" office:value-type="string" calcext:value-type="string">
            <text:p>Mouse!</text:p>
            <text:p>Cheese/cat → $$+🕑</text:p>
            <text:p><text:span text:style-name="T1">Rob → 🕑🕑🕑🕑</text:span></text:p>
          </table:table-cell>
          <table:table-cell table:style-name="ce14" office:value-type="string" calcext:value-type="string" table:number-columns-spanned="1" table:number-rows-spanned="4">
            <text:p>Glitches!</text:p>
          </table:table-cell>
          <table:table-cell/>
          <table:table-cell table:style-name="ce18" office:value-type="string" calcext:value-type="string">
            <text:p>Go to Tavern</text:p>
            <text:p>Free cat </text:p>
            <text:p>Order wine</text:p>
          </table:table-cell>
          <table:table-cell table:style-name="ce18" office:value-type="string" calcext:value-type="string">
            <text:p>10</text:p>
            <text:p>30</text:p>
            <text:p>3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J3]+[.$K2]" office:value-type="time" office:time-value="PT10H20M00S" calcext:value-type="time">
            <text:p>10:2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0H00M00S" calcext:value-type="time">
            <text:p>10:00:00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Kid → info +🕑 </text:p>
            <text:p><text:span text:style-name="T7">Search→  Magic word +</text:span>🕑</text:p>
          </table:table-cell>
          <table:table-cell table:style-name="ce5" office:value-type="string" calcext:value-type="string" table:number-columns-spanned="1" table:number-rows-spanned="2">
            <text:p><text:span text:style-name="T1">$ → bread+🕑</text:span></text:p>
            <text:p><text:span text:style-name="T1">$ → tea+🕑</text:span></text:p>
            <text:p><text:span text:style-name="T1">$$ → beer+🕑</text:span></text:p>
            <text:p><text:span text:style-name="T1">$$ → soup+🕑🕑</text:span></text:p>
            <text:p><text:span text:style-name="T1">$$$ → Wines+🕑</text:span></text:p>
            <text:p><text:span text:style-name="T1">$$$ → chicken+🕑🕑</text:span></text:p>
            <text:p/>
            <text:p><text:span text:style-name="T1">(if)where cat? → info</text:span></text:p>
            <text:p><text:span text:style-name="T1">(if)apologize → forgiven</text:span></text:p>
          </table:table-cell>
          <table:covered-table-cell table:style-name="ce42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Go to Castle</text:p>
            <text:p>Inform about Forest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4]+[.$K3]" office:value-type="time" office:time-value="PT11H20M00S" calcext:value-type="time">
            <text:p>11:2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1H00M00S" calcext:value-type="time">
            <text:p>11:00:00</text:p>
          </table:table-cell>
          <table:covered-table-cell table:number-columns-repeated="2" table:style-name="ce5"/>
          <table:covered-table-cell table:style-name="ce10"/>
          <table:covered-table-cell table:style-name="ce39"/>
          <table:covered-table-cell table:style-name="ce9"/>
          <table:table-cell/>
          <table:table-cell table:style-name="ce18" office:value-type="string" calcext:value-type="string">
            <text:p><text:span text:style-name="T1">Go to Park</text:span></text:p>
            <text:p><text:span text:style-name="T15">Accept all the quests</text:span></text:p>
            <text:p>clean park</text:p>
            <text:p>Talk to Timmy</text:p>
          </table:table-cell>
          <table:table-cell table:style-name="ce18" office:value-type="string" calcext:value-type="string">
            <text:p>10</text:p>
            <text:p>10 + 10</text:p>
            <text:p>120</text:p>
            <text:p>30</text:p>
          </table:table-cell>
          <table:table-cell table:style-name="ce23" office:value-type="time" office:time-value="PT03H00M00S" calcext:value-type="time">
            <text:p>03:00:00</text:p>
          </table:table-cell>
          <table:table-cell table:style-name="ce23" table:formula="of:=[.$J5]+[.$K4]" office:value-type="time" office:time-value="PT14H20M00S" calcext:value-type="time">
            <text:p>14:2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2H00M00S" calcext:value-type="time">
            <text:p>12:00:00</text:p>
          </table:table-cell>
          <table:covered-table-cell table:style-name="ce5"/>
          <table:table-cell table:style-name="ce5" office:value-type="string" calcext:value-type="string">
            <text:p>(No quests, out for lunch)</text:p>
            <text:p><text:span text:style-name="T5">Kid + elder → ??? + </text:span><text:span text:style-name="T6">🕑</text:span></text:p>
          </table:table-cell>
          <table:table-cell table:style-name="ce6" office:value-type="string" calcext:value-type="string" table:number-columns-spanned="1" table:number-rows-spanned="2">
            <text:p>Out for lunch</text:p>
            <text:p><text:span text:style-name="T1">Search → Magic word+🕑</text:span></text:p>
            <text:p><text:span text:style-name="T1">Search again → rip</text:span></text:p>
          </table:table-cell>
          <table:table-cell table:style-name="ce5" office:value-type="string" calcext:value-type="string" table:number-columns-spanned="1" table:number-rows-spanned="2">
            <text:p>Lunch time!</text:p>
            <text:p>Menu like above, but now no time to chat with innkeeper</text:p>
          </table:table-cell>
          <table:covered-table-cell table:style-name="ce9"/>
          <table:table-cell/>
          <table:table-cell table:style-name="ce18" office:value-type="string" calcext:value-type="string">
            <text:p>Go to Tavern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time" office:time-value="PT00H10M00S" calcext:value-type="time">
            <text:p>00:10:00</text:p>
          </table:table-cell>
          <table:table-cell table:style-name="ce23" table:formula="of:=[.$J6]+[.$K5]" office:value-type="time" office:time-value="PT14H30M00S" calcext:value-type="time">
            <text:p>14:3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3H00M00S" calcext:value-type="time">
            <text:p>13:00:00</text:p>
          </table:table-cell>
          <table:table-cell table:style-name="ce6" office:value-type="string" calcext:value-type="string">
            <text:p><text:span text:style-name="T1">(no Q, lunch)</text:span></text:p>
            <text:p><text:span text:style-name="T1">Talk → info on Q +🕑</text:span></text:p>
            <text:p><text:span text:style-name="T1">Wine→arrest+🕑🕑🕑</text:span></text:p>
            <text:p><text:span text:style-name="T1">Cat → $$+🕑</text:span></text:p>
          </table:table-cell>
          <table:table-cell table:style-name="ce5" office:value-type="string" calcext:value-type="string" table:number-columns-spanned="1" table:number-rows-spanned="6">
            <text:p><text:span text:style-name="T2">Kid + elder → ??? + 🕑</text:span></text:p>
            <text:p/>
            <text:p>Quests:</text:p>
            <text:p>Lost cat to castle → $$+🕑</text:p>
            <text:p><text:span text:style-name="T7">Clean garden → $$$+🕑🕑</text:span></text:p>
            <text:p><text:span text:style-name="T1">Flower(if) → fruit</text:span></text:p>
          </table:table-cell>
          <table:covered-table-cell table:style-name="ce5"/>
          <table:covered-table-cell table:style-name="ce9"/>
          <table:table-cell table:style-name="ce5" office:value-type="string" calcext:value-type="string" table:number-columns-spanned="1" table:number-rows-spanned="7">
            <text:p>Search→🕑+🕑+ empty potion</text:p>
            <text:p>Hunt +🕑🕑</text:p>
            <text:p>Guard: talk → proofs+🕑</text:p>
          </table:table-cell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7]+[.$K6]" office:value-type="time" office:time-value="PT15H30M00S" calcext:value-type="time">
            <text:p>15:3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4">
            <text:p>accuse Q (insist)→rip</text:p>
            <text:p><text:span text:style-name="T3">tavern → $$$$$+🕑🕑</text:span><text:span text:style-name="T4">+guards</text:span></text:p>
            <text:p>Forest→🕑</text:p>
            <text:p>Wizard→find 2 proofs → W end</text:p>
            <text:p><text:span text:style-name="T1">Cat → $$+🕑</text:span>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Oc<text:span text:style-name="T8">cupied</text:span></text:p>
            <text:p><text:span text:style-name="T9">Lab →if not Magic Word rip</text:span></text:p>
            <text:p><text:span text:style-name="T10">Else Explanation + quest +</text:span><text:span text:style-name="T11">🕑</text:span></text:p>
            <text:p><text:span text:style-name="T9">-wine</text:span></text:p>
            <text:p><text:span text:style-name="T9">-10$</text:span></text:p>
            <text:p><text:span text:style-name="T9">-flower</text:span></text:p>
            <text:p><text:span text:style-name="T9">-sample of the glitch</text:span></text:p>
            <text:p><text:span text:style-name="T9">If enough →medium end</text:span></text:p>
          </table:table-cell>
          <table:table-cell table:style-name="ce14" office:value-type="string" calcext:value-type="string" table:number-columns-spanned="1" table:number-rows-spanned="6">
            <text:p>Glitches!</text:p>
            <text:p/>
            <text:p/>
            <text:p/>
            <text:p>(If quest) sneak in</text:p>
            <text:p><text:span text:style-name="T12">Guard → ???</text:span></text:p>
            <text:p><text:span text:style-name="T13">Container → </text:span><text:span text:style-name="T14">🕑 + glitch</text:span></text:p>
            <text:p><text:span text:style-name="T1">Glitch without container → rip</text:span></text:p>
          </table:table-cell>
          <table:covered-table-cell table:style-name="ce9"/>
          <table:table-cell table:number-columns-repeated="3"/>
          <table:table-cell table:style-name="ce20" office:value-type="time" office:time-value="PT00H30M00S" calcext:value-type="time">
            <text:p>00:30:00</text:p>
          </table:table-cell>
          <table:table-cell table:style-name="ce23" table:formula="of:=[.$J8]+[.$K7]" office:value-type="time" office:time-value="PT16H00M00S" calcext:value-type="time">
            <text:p>16:0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5H00M00S" calcext:value-type="time">
            <text:p>15:00:00</text:p>
          </table:table-cell>
          <table:covered-table-cell table:style-name="ce7"/>
          <table:covered-table-cell table:number-columns-repeated="2" table:style-name="ce5"/>
          <table:covered-table-cell table:style-name="ce14"/>
          <table:covered-table-cell table:style-name="ce9"/>
          <table:table-cell/>
          <table:table-cell table:style-name="ce18" office:value-type="string" calcext:value-type="string">
            <text:p>Go to Lab</text:p>
            <text:p>search + search_2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</text:p>
            <text:p>10</text:p>
            <text:p>30</text:p>
          </table:table-cell>
          <table:table-cell table:style-name="ce23" office:value-type="time" office:time-value="PT01H50M00S" calcext:value-type="time">
            <text:p>01:50:00</text:p>
          </table:table-cell>
          <table:table-cell table:style-name="ce23" table:formula="of:=[.$J9]+[.$K8]" office:value-type="time" office:time-value="PT17H50M00S" calcext:value-type="time">
            <text:p>17:50:00</text:p>
          </table:table-cell>
          <table:table-cell/>
          <table:table-cell table:style-name="ce26" table:number-columns-repeated="2"/>
          <table:table-cell table:style-name="ce25"/>
        </table:table-row>
        <table:table-row table:style-name="ro2">
          <table:table-cell table:style-name="ce29" office:value-type="time" office:time-value="PT16H00M00S" calcext:value-type="time">
            <text:p>16:00:00</text:p>
          </table:table-cell>
          <table:covered-table-cell table:style-name="ce7"/>
          <table:covered-table-cell table:style-name="ce5"/>
          <table:table-cell table:style-name="ce9" office:value-type="string" calcext:value-type="string" table:number-columns-spanned="1" table:number-rows-spanned="2">
            <text:p>Kid sneaking around:</text:p>
            <text:p>Lab → container + assistant (Kid)</text:p>
          </table:table-cell>
          <table:covered-table-cell/>
          <table:covered-table-cell table:style-name="ce9"/>
          <table:table-cell/>
          <table:table-cell table:style-name="ce18" office:value-type="string" calcext:value-type="string">
            <text:p>Go to Tavern</text:p>
            <text:p>Sneak past Guard</text:p>
            <text:p>Get the Glitch</text:p>
          </table:table-cell>
          <table:table-cell table:style-name="ce18" office:value-type="string" calcext:value-type="string">
            <text:p>10</text:p>
            <text:p>30</text:p>
            <text:p>3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J10]+[.$K9]" office:value-type="time" office:time-value="PT19H00M00S" calcext:value-type="time">
            <text:p>19:0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7H00M00S" calcext:value-type="time">
            <text:p>17:00:00</text:p>
          </table:table-cell>
          <table:covered-table-cell table:style-name="ce9"/>
          <table:covered-table-cell table:style-name="ce5"/>
          <table:covered-table-cell/>
          <table:covered-table-cell table:style-name="ce6"/>
          <table:covered-table-cell table:style-name="ce5"/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J11]+[.$K10]" office:value-type="time" office:time-value="PT19H10M00S" calcext:value-type="time">
            <text:p>19:10:00</text:p>
          </table:table-cell>
          <table:table-cell table:number-columns-repeated="4"/>
        </table:table-row>
        <table:table-row table:style-name="ro2">
          <table:table-cell table:style-name="ce29" office:value-type="time" office:time-value="PT18H00M00S" calcext:value-type="time">
            <text:p>18:00:00</text:p>
          </table:table-cell>
          <table:table-cell table:style-name="ce4" office:value-type="string" calcext:value-type="string">
            <text:p>Closed (convocation)</text:p>
          </table:table-cell>
          <table:covered-table-cell table:style-name="ce5"/>
          <table:table-cell table:style-name="ce9" office:value-type="string" calcext:value-type="string" table:number-columns-spanned="1" table:number-rows-spanned="2">
            <text:p>(If default)Closed</text:p>
            <text:p/>
            <text:p>Else, bring back stuff to W:</text:p>
            <text:p>If all → Good end</text:p>
            <text:p>If something → medium end</text:p>
          </table:table-cell>
          <table:covered-table-cell table:style-name="ce41"/>
          <table:covered-table-cell table:style-name="ce9"/>
          <table:table-cell table:number-columns-repeated="4"/>
          <table:table-cell table:style-name="ce25"/>
          <table:table-cell table:number-columns-repeated="4"/>
        </table:table-row>
        <table:table-row table:style-name="ro2">
          <table:table-cell table:style-name="ce29" office:value-type="time" office:time-value="PT19H00M00S" calcext:value-type="time">
            <text:p>19:00:00</text:p>
          </table:table-cell>
          <table:table-cell table:style-name="ce4" office:value-type="string" calcext:value-type="string">
            <text:p>Closed</text:p>
          </table:table-cell>
          <table:table-cell table:style-name="ce6" office:value-type="string" calcext:value-type="string">
            <text:p>(If default) End</text:p>
            <text:p>Else, nothing happening here</text:p>
          </table:table-cell>
          <table:covered-table-cell table:number-columns-repeated="2" table:style-name="ce6"/>
          <table:covered-table-cell table:style-name="ce4"/>
          <table:table-cell table:number-columns-repeated="9"/>
        </table:table-row>
        <table:table-row table:style-name="ro3" table:number-rows-repeated="1048558">
          <table:table-cell table:number-columns-repeated="15"/>
        </table:table-row>
        <table:table-row table:style-name="ro4" table:number-rows-repeated="4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0:54:59.99057972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56:07.167196609</meta:creation-date>
    <dc:date>2021-04-28T12:08:15.602819592</dc:date>
    <meta:editing-duration>PT1H40M</meta:editing-duration>
    <meta:editing-cycles>14</meta:editing-cycles>
    <meta:generator>LibreOffice/6.4.7.2$Linux_X86_64 LibreOffice_project/40$Build-2</meta:generator>
    <meta:document-statistic meta:table-count="1" meta:cell-count="86" meta:object-count="0"/>
  </office:meta>
</office:document-meta>
</file>